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EditorTests.testSetAsTextWithJustSeparat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EditorTests.testSetAsTextWithBaseNameLanguageAndCountr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EditorTests.testSetAsTextWith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EditorTests.testSetAsTextWithBaseNameThatEndsInDefaul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EditorTests.testSetAsTextWithJust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EditorTests.testSet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EditorTests.testSetAsTextWithWhiteSpac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EditorTests.testSetAsTextWithBaseNameAndLangu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EditorTests.testSetAsTextWithTheKitchenS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